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framestyle1" style:family="graphic" style:parent-style-name="rststyle-image">
      <style:graphic-properties style:vertical-pos="top" style:vertical-rel="paragraph" style:horizontal-rel="paragraph" style:mirror="none" fo:clip="rect(0cm 0cm 0cm 0cm)" draw:luminance="0%" draw:contrast="0%" draw:red="0%" draw:green="0%" draw:blue="0%" draw:gamma="100%" draw:color-inversion="false" draw:image-opacity="100%" draw:color-mode="standard" style:wrap="none"/>
    </style:style>
    <style:style style:name="P1003" style:master-page-name="rststyle-pagedefault" style:family="paragraph" style:parent-style-name="rststyle-textbody"/>
  </office:automatic-styles>
  <office:body>
    <office:text>
      <text:p text:style-name="P1003">The image URI must be de-quoted if the image is opened as local file
(cf. https://sourceforge.net/p/docutils/bugs/153).</text:p>
      <text:p text:style-name="rststyle-textbody"><draw:frame draw:style-name="rstframestyle1" draw:name="graphics0" draw:z-index="1" text:anchor-type="paragraph" svg:width="1.30cm" svg:height="1.30cm"><draw:image xlink:href="Pictures/100000001blue square.png" xlink:type="simple" xlink:show="embed" xlink:actuate="onLoad"/></draw:frame></text:p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milde</meta:initial-creator>
    <meta:creation-date>2023-06-29T15:14:16</meta:creation-date>
    <dc:creator>milde</dc:creator>
    <dc:date>2023-06-29T15:14:16</dc:date>
    <dc:language>en-US</dc:language>
    <meta:editing-cycles>1</meta:editing-cycles>
    <meta:editing-duration>PT00M01S</meta:editing-duration>
    <dc:title>[no title]</dc:title>
  </office:meta>
</office:document-meta>
</file>